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8764in" fo:margin-left="1.041in" table:align="left"/>
    </style:style>
    <style:style style:name="Table1.A" style:family="table-column">
      <style:table-column-properties style:column-width="1.5618in"/>
    </style:style>
    <style:style style:name="Table1.B" style:family="table-column">
      <style:table-column-properties style:column-width="1.3146in"/>
    </style:style>
    <style:style style:name="Table1.C" style:family="table-column">
      <style:table-column-properties style:column-width="1.3715in"/>
    </style:style>
    <style:style style:name="Table1.D" style:family="table-column">
      <style:table-column-properties style:column-width="1.6285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f7fc" officeooo:paragraph-rsid="0014f7fc"/>
    </style:style>
    <style:style style:name="P2" style:family="paragraph" style:parent-style-name="Standard">
      <style:text-properties officeooo:rsid="0015aaea" officeooo:paragraph-rsid="0015aaea"/>
    </style:style>
    <style:style style:name="P3" style:family="paragraph" style:parent-style-name="Standard">
      <style:paragraph-properties fo:text-align="center" style:justify-single-word="false"/>
      <style:text-properties officeooo:rsid="0015aaea" officeooo:paragraph-rsid="0015aaea"/>
    </style:style>
    <style:style style:name="P4" style:family="paragraph" style:parent-style-name="Standard">
      <style:text-properties officeooo:rsid="00170655" officeooo:paragraph-rsid="00170655"/>
    </style:style>
    <style:style style:name="P5" style:family="paragraph" style:parent-style-name="Standard">
      <style:text-properties officeooo:rsid="00181854" officeooo:paragraph-rsid="00181854"/>
    </style:style>
    <style:style style:name="P6" style:family="paragraph" style:parent-style-name="Standard">
      <style:text-properties officeooo:rsid="001b31e4" officeooo:paragraph-rsid="001b31e4"/>
    </style:style>
    <style:style style:name="P7" style:family="paragraph" style:parent-style-name="Standard">
      <style:text-properties officeooo:rsid="001c8c81" officeooo:paragraph-rsid="001c94ba"/>
    </style:style>
    <style:style style:name="P8" style:family="paragraph" style:parent-style-name="Standard">
      <style:text-properties officeooo:rsid="001e34ba" officeooo:paragraph-rsid="001e34ba"/>
    </style:style>
    <style:style style:name="P9" style:family="paragraph" style:parent-style-name="Standard">
      <style:text-properties officeooo:rsid="001fd09f" officeooo:paragraph-rsid="001fd09f"/>
    </style:style>
    <style:style style:name="P10" style:family="paragraph" style:parent-style-name="Standard">
      <style:text-properties officeooo:rsid="0024356b" officeooo:paragraph-rsid="0024356b"/>
    </style:style>
    <style:style style:name="P11" style:family="paragraph" style:parent-style-name="Table_20_Contents">
      <style:text-properties officeooo:rsid="0030a3fb" officeooo:paragraph-rsid="0030a3fb"/>
    </style:style>
    <style:style style:name="P12" style:family="paragraph" style:parent-style-name="Table_20_Contents">
      <style:text-properties officeooo:rsid="00320d20" officeooo:paragraph-rsid="00320d20"/>
    </style:style>
    <style:style style:name="P13" style:family="paragraph" style:parent-style-name="Table_20_Contents">
      <style:text-properties officeooo:rsid="00320d20" officeooo:paragraph-rsid="00320d20" fo:background-color="#99ff99"/>
    </style:style>
    <style:style style:name="P14" style:family="paragraph" style:parent-style-name="Standard">
      <style:text-properties officeooo:rsid="001e34ba" officeooo:paragraph-rsid="001e34ba"/>
    </style:style>
    <style:style style:name="P15" style:family="paragraph" style:parent-style-name="Standard">
      <style:text-properties officeooo:rsid="0025e591" officeooo:paragraph-rsid="0025e591"/>
    </style:style>
    <style:style style:name="P16" style:family="paragraph" style:parent-style-name="Standard">
      <style:text-properties officeooo:rsid="00170655" officeooo:paragraph-rsid="00170655"/>
    </style:style>
    <style:style style:name="P17" style:family="paragraph" style:parent-style-name="Standard">
      <style:text-properties officeooo:rsid="00181854" officeooo:paragraph-rsid="00181854"/>
    </style:style>
    <style:style style:name="P18" style:family="paragraph" style:parent-style-name="Standard">
      <style:text-properties officeooo:rsid="0024356b" officeooo:paragraph-rsid="0024356b"/>
    </style:style>
    <style:style style:name="P19" style:family="paragraph" style:parent-style-name="Standard">
      <style:text-properties officeooo:rsid="0026f1fe" officeooo:paragraph-rsid="0026f1fe"/>
    </style:style>
    <style:style style:name="P20" style:family="paragraph" style:parent-style-name="Standard">
      <style:text-properties officeooo:rsid="0028a5c6" officeooo:paragraph-rsid="0028a5c6"/>
    </style:style>
    <style:style style:name="P21" style:family="paragraph" style:parent-style-name="Standard">
      <style:text-properties officeooo:rsid="002b024c" officeooo:paragraph-rsid="002b024c"/>
    </style:style>
    <style:style style:name="P22" style:family="paragraph" style:parent-style-name="Standard">
      <style:text-properties fo:color="#800000" officeooo:rsid="002e01b7" officeooo:paragraph-rsid="002e01b7" fo:background-color="#ffff00"/>
    </style:style>
    <style:style style:name="P23" style:family="paragraph" style:parent-style-name="Standard">
      <style:paragraph-properties fo:text-align="center" style:justify-single-word="false"/>
      <style:text-properties officeooo:rsid="0015aaea" officeooo:paragraph-rsid="0015aaea"/>
    </style:style>
    <style:style style:name="P24" style:family="paragraph" style:parent-style-name="Standard">
      <style:text-properties officeooo:rsid="002ed679" officeooo:paragraph-rsid="002ed679"/>
    </style:style>
    <style:style style:name="P25" style:family="paragraph" style:parent-style-name="Standard">
      <style:text-properties officeooo:rsid="002ed679" officeooo:paragraph-rsid="00305de2"/>
    </style:style>
    <style:style style:name="P26" style:family="paragraph" style:parent-style-name="Standard">
      <style:text-properties officeooo:rsid="00300e6d" officeooo:paragraph-rsid="00300e6d"/>
    </style:style>
    <style:style style:name="P27" style:family="paragraph" style:parent-style-name="Standard">
      <style:text-properties officeooo:rsid="00305de2" officeooo:paragraph-rsid="0030a3fb"/>
    </style:style>
    <style:style style:name="P28" style:family="paragraph" style:parent-style-name="Standard">
      <style:text-properties officeooo:rsid="00323aff" officeooo:paragraph-rsid="00323aff"/>
    </style:style>
    <style:style style:name="P29" style:family="paragraph" style:parent-style-name="Standard">
      <style:text-properties officeooo:rsid="00323aff" officeooo:paragraph-rsid="0033c32c"/>
    </style:style>
    <style:style style:name="P30" style:family="paragraph" style:parent-style-name="Standard">
      <style:text-properties officeooo:rsid="00305de2" officeooo:paragraph-rsid="0030a3fb" fo:background-color="#99ff99"/>
    </style:style>
    <style:style style:name="P31" style:family="paragraph" style:parent-style-name="Standard">
      <style:text-properties officeooo:rsid="0033bd3c" officeooo:paragraph-rsid="0033bd3c" fo:background-color="#ffff00"/>
    </style:style>
    <style:style style:name="P32" style:family="paragraph" style:parent-style-name="Standard">
      <style:text-properties officeooo:rsid="0033bd3c" officeooo:paragraph-rsid="00323aff" fo:background-color="#ffff00"/>
    </style:style>
    <style:style style:name="T1" style:family="text">
      <style:text-properties officeooo:rsid="001b31e4"/>
    </style:style>
    <style:style style:name="T2" style:family="text">
      <style:text-properties officeooo:rsid="001b9cec"/>
    </style:style>
    <style:style style:name="T3" style:family="text">
      <style:text-properties style:text-underline-style="solid" style:text-underline-width="auto" style:text-underline-color="font-color"/>
    </style:style>
    <style:style style:name="T4" style:family="text">
      <style:text-properties officeooo:rsid="001c94ba"/>
    </style:style>
    <style:style style:name="T5" style:family="text">
      <style:text-properties officeooo:rsid="001fd09f"/>
    </style:style>
    <style:style style:name="T6" style:family="text">
      <style:text-properties fo:font-weight="bold" style:font-weight-asian="bold" style:font-weight-complex="bold"/>
    </style:style>
    <style:style style:name="T7" style:family="text">
      <style:text-properties fo:font-weight="bold" officeooo:rsid="00181854" style:font-weight-asian="bold" style:font-weight-complex="bold"/>
    </style:style>
    <style:style style:name="T8" style:family="text">
      <style:text-properties fo:font-weight="bold" officeooo:rsid="0033c32c" style:font-weight-asian="bold" style:font-weight-complex="bold"/>
    </style:style>
    <style:style style:name="T9" style:family="text">
      <style:text-properties officeooo:rsid="0020eef2"/>
    </style:style>
    <style:style style:name="T10" style:family="text">
      <style:text-properties fo:color="#800000" officeooo:rsid="001c94ba" fo:background-color="#ffff00" loext:char-shading-value="0"/>
    </style:style>
    <style:style style:name="T11" style:family="text">
      <style:text-properties officeooo:rsid="002502d6"/>
    </style:style>
    <style:style style:name="T12" style:family="text">
      <style:text-properties officeooo:rsid="00258b08"/>
    </style:style>
    <style:style style:name="T13" style:family="text">
      <style:text-properties officeooo:rsid="0027ae93"/>
    </style:style>
    <style:style style:name="T14" style:family="text">
      <style:text-properties officeooo:rsid="002a7397"/>
    </style:style>
    <style:style style:name="T15" style:family="text">
      <style:text-properties officeooo:rsid="00305de2"/>
    </style:style>
    <style:style style:name="T16" style:family="text">
      <style:text-properties officeooo:rsid="00320d20"/>
    </style:style>
    <style:style style:name="T17" style:family="text">
      <style:text-properties officeooo:rsid="00323aff"/>
    </style:style>
    <style:style style:name="T18" style:family="text">
      <style:text-properties officeooo:rsid="0033c32c"/>
    </style:style>
    <style:style style:name="T19" style:family="text">
      <style:text-properties fo:font-weight="normal" officeooo:rsid="0033c32c" style:font-weight-asian="normal" style:font-weight-complex="normal"/>
    </style:style>
    <style:style style:name="T20" style:family="text">
      <style:text-properties officeooo:rsid="00368de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rendu </text:p>
      <text:p text:style-name="P6"/>
      <text:p text:style-name="P21"/>
      <text:p text:style-name="P3">Partie 1</text:p>
      <text:p text:style-name="P3"/>
      <text:p text:style-name="P22">TO DO</text:p>
      <text:p text:style-name="P2"/>
      <text:p text:style-name="P3">Partie 2 – Optimisation du réseau</text:p>
      <text:p text:style-name="P2"/>
      <text:p text:style-name="P2">Cette partie a pour objectif d’optimiser l’utilisation des fibres optiques sur deux critères : la di<text:span text:style-name="T1">s</text:span>tance totale de fibre utilisée et la charge maximale par câble. </text:p>
      <text:p text:style-name="P2"/>
      <text:p text:style-name="P2"><text:tab/><text:span text:style-name="T6">Etape 1 – </text:span><text:span text:style-name="T7">p</text:span><text:span text:style-name="T6">arcours en largeur</text:span></text:p>
      <text:p text:style-name="P5"/>
      <text:p text:style-name="P5">Objectif : pour chaque commodité, le parcours en largeur permettra de déterminer le chemin avec le moins d’arêtes traversées.</text:p>
      <text:p text:style-name="P5"/>
      <text:p text:style-name="P22">TO DO</text:p>
      <text:p text:style-name="P5"/>
      <text:p text:style-name="P2"/>
      <text:p text:style-name="P4">description .h, .c, algorithmes utilisés <text:span text:style-name="T9">show_path</text:span></text:p>
      <text:p text:style-name="P2"/>
      <text:p text:style-name="P2"><text:tab/><text:span text:style-name="T6">Etape 2 – algorithme de Dijkstra</text:span></text:p>
      <text:p text:style-name="P2"/>
      <text:p text:style-name="P5">Objectif : pour chaque commodité, l’algorithme de Dijkstra permettra de déterminer le chemin de distance totale la plus courte.</text:p>
      <text:p text:style-name="P6"/>
      <text:p text:style-name="P6"><text:span text:style-name="T3">Structure Tas</text:span> (Tas.h, <text:span text:style-name="T12">Tas.c</text:span>) : <text:span text:style-name="T2">le tas contient le nombre maximal d’éléments, le nombre actuel d’éléments et un tableau d’éléments. Un élément est constitué d’un numéro de sommet ainsi que de sa distance associée. Les éléments du tas sont organisés par rapport à la distance et l’accès au plus petit élément est en O(1). La parenté des noeuds dans le tableau se fait en suivant des formules simples (ex : fils gauche de i = 2 x i, père de i = i / 2, …). La racine commence à i = 1. </text:span></text:p>
      <text:p text:style-name="P7"><text:span text:style-name="T3">Algorithme de Dijkstra</text:span> (shortPathDijkstra.c) : <text:span text:style-name="T4">dans cette implémentation de l’algorithme de Dijkstra, on utilise la structure de Tas pour la bordure. </text:span><text:span text:style-name="T10">DESCRIPTION DE L’ALGORITHME DE DJIKSTRA</text:span></text:p>
      <text:p text:style-name="P7"/>
      <text:p text:style-name="P7"/>
      <text:p text:style-name="P8">Depuis le main, on appelle la fonction djikstraMinCommodite qui prend en paramètres le Graphe et le nom du fichier où seront écrits les résultats. Cette fonction se charge de gérer le file descriptor, pour chaque commodité apeller algoDjikstra et faire un appel à la fonction d’évaluation à la fin. <text:span text:style-name="T5">La fonction algoDjikstra initialise les différentes structures nécessaires puis met à jour la bordure et les structures tant que c’est nécessaire (voir algorithme). Cette fonction fait alors un appel à show_path puis libère la mémoire. La fonction majBordure met à jour les distances et les prédécesseurs en fonction du sommet sorti de la bordure, et insère dans la bordure les éléments voisins non marqués.</text:span></text:p>
      <text:p text:style-name="P8"/>
      <text:p text:style-name="P8"/>
      <text:p text:style-name="P15"><text:span text:style-name="T3">Difficultés rencontrées</text:span> : <text:s/>erreurs d’étourderie difficiles à retrouver (exemple : 1/2 au lieu de i/2). Pour le tas, si le sommet est déjà présent, on se contente de mettre à jour la distance quand on l’insère : ce n’était pas le cas au début et cela causait un overflow du tableau. </text:p>
      <text:p text:style-name="P15"/>
      <text:p text:style-name="P8"/>
      <text:p text:style-name="P9"><text:soft-page-break/><text:span text:style-name="T3">Optimisation de l’algorithme</text:span> : l’algorithme de Dijkstra prend normalement un sommet et calcule les prédecesseurs de tous les sommets. Ici, on prend le sommet de départ ainsi que le sommet destination. Cela nous permet de nous arrêter dés que l’élément pop de la bordure a une distance supérieure à la distance déjà trouvée pour aller à la destination. En effet dans ce cas, on ne trouvera pas de chemin plus court, la bordure ayant retourné l’élément de distance minimale.</text:p>
      <text:p text:style-name="P2"/>
      <text:p text:style-name="P2"><text:tab/><text:span text:style-name="T6">Etape 3 – améliorations supplémentaires pour optimiser distance et gamma</text:span></text:p>
      <text:p text:style-name="P2"/>
      <text:p text:style-name="P5"><text:span text:style-name="T3">Objectif</text:span> : apporter des améliorations à l’algorithme pour optimiser la distance totale et la charge maximale par câble sur l’ensemble du réseau.</text:p>
      <text:p text:style-name="P5"/>
      <text:p text:style-name="P10">L’algorithme de Dijkstra nous sert de base pour nos améliorations futures. </text:p>
      <text:p text:style-name="P10">Problème : l’algorithme de Dijkstra permet de calculer la distance minimale <text:span text:style-name="T11">pour une commodité donnée. Tel qu’il est, il ne prend pas en compte la présence d’autres commodités, il ne considère donc pas l’optimisation du gamma.</text:span></text:p>
      <text:p text:style-name="P10"/>
      <text:p text:style-name="P19"><text:span text:style-name="T3">Idée de résolution</text:span> : Afin de prendre en compte la charge des arêtes, nous allons donc utiliser, <text:span text:style-name="T13">au moment d’ajouter ou non un point et sa distance dans la bordure, une formule dépendant du gamma de l’arête. Plus l’arête sera chargée, plus la distance sera pondérée par son gamma.</text:span></text:p>
      <text:p text:style-name="P19"/>
      <text:p text:style-name="P20"><text:span text:style-name="T3">Implémentation</text:span> (shortPathAmeliore.c) : Le changement par rapport à l’algorithme de Dijkstra se situe au niveau de la fonction majBordure. Pour plus de clarté, la distance équilibrée est calculée dans une fonction distFunction qui prend l’arête en question ainsi qu’un paramètre qui est un coefficient multiplicatif pour le gamma.</text:p>
      <text:p text:style-name="P20"/>
      <text:p text:style-name="P20"><text:span text:style-name="T3">Problème</text:span> : les résultats pour les 3 fichiers à évaluer sont supérieurs à l’algorithme traditionnel mais n’évaluent pas de la même façon. Pour rat et rl, un petit coefficient donne de meilleurs résultats alors qu’un grand coefficient fonctionne mieux pour pla. </text:p>
      <text:p text:style-name="P20"/>
      <text:p text:style-name="P20"><text:span text:style-name="T3">Hypothèse</text:span> : en plus de prendre en compte la charge des arêtes, il serait intéressant de considérer la taille du réseau ou le nombre de commodités. <text:span text:style-name="T14">On peut en effet penser qu’on a plus de chances de collisions dans un réseau plus dense et donc ajouter un autre coefficient à prendre en compte.</text:span></text:p>
      <text:p text:style-name="P2"/>
      <text:p text:style-name="P2"/>
      <text:p text:style-name="P4"><text:tab/><text:span text:style-name="T6">Bilan sur les performances</text:span></text:p>
      <text:p text:style-name="P24"/>
      <text:p text:style-name="P24">Les tests réalisés sont présents dans le fichier script.sh.</text:p>
      <text:p text:style-name="P24"/>
      <text:p text:style-name="P26"><text:span text:style-name="T3">Bilan mémoire</text:span> : </text:p>
      <text:p text:style-name="P26"/>
      <text:p text:style-name="P31">GRAPHE <text:span text:style-name="T20">(FINIR DEUX MESURES)</text:span></text:p>
      <text:p text:style-name="P24"/>
      <text:p text:style-name="P24"><text:span text:style-name="T3">Bilan temps d’execution</text:span> : <text:span text:style-name="T17">(Les tests ont été effectués sur la même machine)</text:span></text:p>
      <text:p text:style-name="P28">Pour <text:span text:style-name="T15">00783_rat </text:span></text:p>
      <text:p text:style-name="P28"><text:s text:c="8"/>parcours largeur 0m0.020s</text:p>
      <text:p text:style-name="P28"><text:s text:c="8"/>Djikstra 0m0.032s</text:p>
      <text:p text:style-name="P28">Pour 05934_rl</text:p>
      <text:p text:style-name="P28"><text:s text:c="8"/>parcours largeur 0m0.564s</text:p>
      <text:p text:style-name="P28"><text:s text:c="8"/>Djikstra 0m13.036s</text:p>
      <text:p text:style-name="P28">Pour 07397_pla</text:p>
      <text:p text:style-name="P28"><text:s text:c="8"/>parcours largeur 0m0.804s</text:p>
      <text:p text:style-name="P28"><text:s text:c="8"/>Djikstra 0m23.744s</text:p>
      <text:p text:style-name="P28"><text:soft-page-break/></text:p>
      <text:p text:style-name="P24"/>
      <text:p text:style-name="P25"><text:span text:style-name="T3">Bilan résultat évaluation</text:span> <text:span text:style-name="T16">(sur 100)</text:span>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27">00783_rat</text:p>
          </table:table-cell>
          <table:table-cell table:style-name="Table1.A1" office:value-type="string">
            <text:p text:style-name="P12">05934_rl</text:p>
          </table:table-cell>
          <table:table-cell table:style-name="Table1.D1" office:value-type="string">
            <text:p text:style-name="P12">07397_pla</text:p>
          </table:table-cell>
        </table:table-row>
        <table:table-row>
          <table:table-cell table:style-name="Table1.A2" office:value-type="string">
            <text:p text:style-name="P11">Parcours largeur</text:p>
          </table:table-cell>
          <table:table-cell table:style-name="Table1.A2" office:value-type="string">
            <text:p text:style-name="P30">52.73</text:p>
          </table:table-cell>
          <table:table-cell table:style-name="Table1.A2" office:value-type="string">
            <text:p text:style-name="P12">47.02</text:p>
          </table:table-cell>
          <table:table-cell table:style-name="Table1.D2" office:value-type="string">
            <text:p text:style-name="P12">24.44</text:p>
          </table:table-cell>
        </table:table-row>
        <table:table-row>
          <table:table-cell table:style-name="Table1.A2" office:value-type="string">
            <text:p text:style-name="P11">Dijkstra</text:p>
          </table:table-cell>
          <table:table-cell table:style-name="Table1.A2" office:value-type="string">
            <text:p text:style-name="P27">23.98</text:p>
          </table:table-cell>
          <table:table-cell table:style-name="Table1.A2" office:value-type="string">
            <text:p text:style-name="P13">79.76</text:p>
          </table:table-cell>
          <table:table-cell table:style-name="Table1.D2" office:value-type="string">
            <text:p text:style-name="P13">34.63</text:p>
          </table:table-cell>
        </table:table-row>
      </table:table>
      <text:p text:style-name="P25"/>
      <text:p text:style-name="P4"/>
      <text:p text:style-name="P4"><text:tab/><text:span text:style-name="T17">Pour le Dijkstra amélioré, comme évoqué précédemment, l’évaluation dépend de la formule et du coefficient utilisé pour équilibrer l’utilisation des arêtes.</text:span></text:p>
      <text:p text:style-name="P4"/>
      <text:p text:style-name="P28">Avec un coefficient de 10 : <text:span text:style-name="T18">rat passe à 86.72 au lieu de 23.98<text:line-break/><text:tab/><text:tab/><text:tab/> <text:s text:c="8"/>rl passe à 92.75 au lieu de 79.76</text:span></text:p>
      <text:p text:style-name="P29"><text:tab/><text:tab/><text:tab/> <text:s text:c="8"/><text:span text:style-name="T18">pla passe à 36.41 au lieu de 34.63</text:span></text:p>
      <text:p text:style-name="P29"/>
      <text:p text:style-name="P29"><text:span text:style-name="T18">En augmentant le coefficient, on observe une baisse pour rat et rl et une augmentation pour pla.</text:span></text:p>
      <text:p text:style-name="P29"><text:span text:style-name="T18">Ainsi, à un </text:span><text:span text:style-name="T8">coefficient de 100</text:span><text:span text:style-name="T18">, </text:span><text:span text:style-name="T19">pla est à</text:span><text:span text:style-name="T8"> 78.62</text:span><text:span text:style-name="T19">, rl à </text:span><text:span text:style-name="T8">82.65 </text:span><text:span text:style-name="T19">et rat à</text:span><text:span text:style-name="T8"> 79.05.</text:spa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6:17:24.047119730</meta:creation-date>
    <dc:date>2017-04-27T08:55:39.989413458</dc:date>
    <meta:editing-duration>PT2H27M33S</meta:editing-duration>
    <meta:editing-cycles>33</meta:editing-cycles>
    <meta:generator>LibreOffice/5.1.4.2$Linux_X86_64 LibreOffice_project/10m0$Build-2</meta:generator>
    <meta:document-statistic meta:table-count="1" meta:image-count="0" meta:object-count="0" meta:page-count="3" meta:paragraph-count="55" meta:word-count="880" meta:character-count="5423" meta:non-whitespace-character-count="4507"/>
  </office:meta>
</office:document-meta>
</file>